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2.12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4.038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9.95cm"/>
    </style:style>
    <style:style style:name="pr9" style:family="presentation" style:parent-style-name="Blueprint_20_Plans-title">
      <style:graphic-properties fo:min-height="3.506cm"/>
    </style:style>
    <style:style style:name="pr10" style:family="presentation" style:parent-style-name="Blueprint_20_Plans-outline1">
      <style:graphic-properties draw:fill-color="#f37b70" fo:min-height="11.929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-color="#f37b70"/>
    </style:style>
    <style:style style:name="P6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 presentation:user-transformed="true">
          <draw:text-box>
            <text:p>Programmcodevalidierung mit Coq</text:p>
          </draw:text-box>
        </draw:frame>
        <draw:frame presentation:style-name="pr2" draw:text-style-name="P1" draw:layer="layout" svg:width="25.199cm" svg:height="2.122cm" svg:x="1.4cm" svg:y="8.8cm" presentation:class="subtitle" presentation:user-transformed="true">
          <draw:text-box>
            <text:p><text:span text:style-name="T1">von Lukas Kiederle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4.038cm" svg:x="0.762cm" svg:y="0.534cm" presentation:class="title" presentation:user-transformed="true">
          <draw:text-box>
            <text:p>Warum Programmcodevalidierung?</text:p>
          </draw:text-box>
        </draw:frame>
        <draw:frame presentation:style-name="pr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Wie kann ich einem Compiler trauen?</text:p>
              </text:list-item>
              <text:list-item>
                <text:p>Wie stelle ich sicher, dass ein Programm auch das tut, was es soll?</text:p>
              </text:list-item>
              <text:list-item>
                <text:p>Unit Tests decken nur einzelne Fälle ab!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ie Programmcodevalidierung?</text:p>
          </draw:text-box>
        </draw:frame>
        <draw:frame presentation:style-name="pr8" draw:layer="layout" svg:width="25.199cm" svg:height="10.2cm" svg:x="1.471cm" svg:y="7.112cm" presentation:class="outline" presentation:user-transformed="true">
          <draw:text-box>
            <text:list text:style-name="L2">
              <text:list-item>
                <text:p>Mathematische Beweise anhand von Systembeschreibunge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ie Programmcodevalidierung?</text:p>
          </draw:text-box>
        </draw:frame>
        <draw:frame presentation:style-name="pr8" draw:layer="layout" svg:width="25.199cm" svg:height="10.2cm" svg:x="1.471cm" svg:y="7.112cm" presentation:class="outline" presentation:user-transformed="true">
          <draw:text-box>
            <text:list text:style-name="L2">
              <text:list-item>
                <text:p>Mathematische Beweise anhand von Systembeschreibunge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presentation:style-name="pr9" draw:text-style-name="P4" draw:layer="layout" svg:width="19.999cm" svg:height="3.506cm" svg:x="3.556cm" svg:y="1.828cm" presentation:class="title" presentation:user-transformed="true">
          <draw:text-box>
            <text:p>Beispiel Proof</text:p>
          </draw:text-box>
        </draw:frame>
        <draw:frame presentation:style-name="pr10" draw:text-style-name="P5" draw:layer="layout" svg:width="25.199cm" svg:height="12.179cm" svg:x="1.524cm" svg:y="6.871cm" presentation:class="outline" presentation:user-transformed="true">
          <draw:text-box>
            <text:list text:style-name="L2">
              <text:list-header>
                <text:p><text:span text:style-name="T2">Für alle natürlichen Zahlen n, m, </text:span><text:span text:style-name="T2">o</text:span> und den <text:span text:style-name="T2">Beziehungen:</text:span></text:p>
              </text:list-header>
              <text:list-item>
                <text:p><text:s text:c="2"/><text:span text:style-name="T2">n = m</text:span></text:p>
              </text:list-item>
              <text:list-item>
                <text:p><text:s text:c="2"/><text:span text:style-name="T2">m = o</text:span></text:p>
                <text:p><text:span text:style-name="T2">Gilt:</text:span></text:p>
              </text:list-item>
              <text:list-item>
                <text:p><text:s text:c="2"/><text:span text:style-name="T2">n + m = m + 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74cm" svg:y="2.257cm" draw:page-number="5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6"><text:span text:style-name="T3">Hier ein Beispiel:</text:span></text:p>
              <text:p text:style-name="P6"><text:span text:style-name="T3">- Leute lesen lassen</text:span></text:p>
              <text:p text:style-name="P6"><text:span text:style-name="T3">- Wie würdet ihr beweisen, dass bei den gegebenen Mitteln, diese Funktion gilt?</text:span></text:p>
              <text:p text:style-name="P6"><text:span text:style-name="T3">- Auf Antwort warten</text:span></text:p>
              <text:p text:style-name="P6"><text:span text:style-name="T3">- Ich zeige es mal kurz in Coq</text:span>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ktueller technischer Sta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ngearbeitet in Coq</text:p>
              </text:list-item>
              <text:list-item>
                <text:p>Basic Proof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7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ktueller Stand der Arbe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ertige Latex Vorlage</text:p>
              </text:list-item>
              <text:list-item>
                <text:p>7 Seiten in total</text:p>
              </text:list-item>
              <text:list-item>
                <text:p>4 Seiten ausformulier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od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ispiel Proof für eine Programmfunktion schreiben</text:p>
              </text:list-item>
              <text:list-item>
                <text:p>Ausformulier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9T11:30:59.492309502</meta:creation-date>
    <meta:editing-duration>PT4H59M35S</meta:editing-duration>
    <meta:editing-cycles>15</meta:editing-cycles>
    <meta:generator>LibreOffice/6.0.7.3$Linux_X86_64 LibreOffice_project/00m0$Build-3</meta:generator>
    <dc:title>Blueprint Plans</dc:title>
    <dc:date>2019-12-02T13:19:08.066233260</dc:date>
    <meta:document-statistic meta:object-count="64"/>
  </office:meta>
</office:document-meta>
</file>